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249" officeooo:paragraph-rsid="00137249"/>
    </style:style>
    <style:style style:name="P2" style:family="paragraph" style:parent-style-name="Standard">
      <style:text-properties officeooo:rsid="0016765d" officeooo:paragraph-rsid="0016765d"/>
    </style:style>
    <style:style style:name="P3" style:family="paragraph" style:parent-style-name="Standard">
      <style:text-properties officeooo:rsid="0016e8e7" officeooo:paragraph-rsid="0016e8e7"/>
    </style:style>
    <style:style style:name="P4" style:family="paragraph" style:parent-style-name="Standard">
      <style:text-properties officeooo:rsid="001be48d" officeooo:paragraph-rsid="001be48d"/>
    </style:style>
    <style:style style:name="T1" style:family="text">
      <style:text-properties officeooo:rsid="00167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Banner ma single premium song ma price chaiyo backend vata nai</text:p>
      <text:p text:style-name="P3">1) Create playlist nai vaiiraxaina internal server error 500</text:p>
      <text:p text:style-name="P4">2) Vendor songs ma null aairaxa counter increase huda empty array chaiyo pagination m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8:10:01.380757265</meta:creation-date>
    <dc:date>2022-07-19T23:34:17.031047172</dc:date>
    <meta:editing-duration>PT4H13M</meta:editing-duration>
    <meta:editing-cycles>1</meta:editing-cycles>
    <meta:document-statistic meta:table-count="0" meta:image-count="0" meta:object-count="0" meta:page-count="1" meta:paragraph-count="3" meta:word-count="35" meta:character-count="211" meta:non-whitespace-character-count="179"/>
    <meta:generator>LibreOffice/6.4.7.2$Linux_X86_64 LibreOffice_project/40$Build-2</meta:generator>
  </office:meta>
</office:document-meta>
</file>